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40C45E8990E7428952A.png" manifest:media-type="image/png"/>
  <manifest:file-entry manifest:full-path="Pictures/10000001000003C00000040CD48241AFDDC88C89.png" manifest:media-type="image/png"/>
  <manifest:file-entry manifest:full-path="Pictures/10000001000003C00000040C0AE5BF79BC710CFC.png" manifest:media-type="image/png"/>
  <manifest:file-entry manifest:full-path="Pictures/10000001000003C00000040CE65907E9F02ED97A.png" manifest:media-type="image/png"/>
  <manifest:file-entry manifest:full-path="Pictures/10000001000003C00000040CFAEBA45F0024334F.png" manifest:media-type="image/png"/>
  <manifest:file-entry manifest:full-path="Pictures/10000001000003C00000040C81C331F1AF3F5D68.png" manifest:media-type="image/png"/>
  <manifest:file-entry manifest:full-path="Pictures/10000001000003C00000040C24C50C2B4439D9A8.png" manifest:media-type="image/png"/>
  <manifest:file-entry manifest:full-path="Pictures/10000001000003C00000040CD470C2949BC1D537.png" manifest:media-type="image/png"/>
  <manifest:file-entry manifest:full-path="Pictures/10000001000003C00000040CD5893DA91ED7F9D4.png" manifest:media-type="image/png"/>
  <manifest:file-entry manifest:full-path="Pictures/10000001000003C00000040C983339AAE5DE69D1.png" manifest:media-type="image/png"/>
  <manifest:file-entry manifest:full-path="Pictures/10000001000003C00000040CC84E9967773A32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8.346cm" draw:z-index="0"><draw:image xlink:href="Pictures/10000001000003C00000040CC84E9967773A32A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width="17cm" svg:height="18.346cm" draw:z-index="1"><draw:image xlink:href="Pictures/10000001000003C00000040C983339AAE5DE69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18.346cm" draw:z-index="2"><draw:image xlink:href="Pictures/10000001000003C00000040CD5893DA91ED7F9D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18.346cm" draw:z-index="3"><draw:image xlink:href="Pictures/10000001000003C00000040CD470C2949BC1D53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18.346cm" draw:z-index="4"><draw:image xlink:href="Pictures/10000001000003C00000040C24C50C2B4439D9A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7cm" svg:height="18.346cm" draw:z-index="5"><draw:image xlink:href="Pictures/10000001000003C00000040C81C331F1AF3F5D6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7cm" svg:height="18.346cm" draw:z-index="6"><draw:image xlink:href="Pictures/10000001000003C00000040CE65907E9F02ED97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width="17cm" svg:height="18.346cm" draw:z-index="7"><draw:image xlink:href="Pictures/10000001000003C00000040C0AE5BF79BC710CF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17cm" svg:height="18.346cm" draw:z-index="8"><draw:image xlink:href="Pictures/10000001000003C00000040CD48241AFDDC88C8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width="17cm" svg:height="18.346cm" draw:z-index="9"><draw:image xlink:href="Pictures/10000001000003C00000040C45E8990E7428952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width="17cm" svg:height="18.346cm" draw:z-index="10"><draw:image xlink:href="Pictures/10000001000003C00000040CFAEBA45F0024334F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0:47:08.167162706</meta:creation-date>
    <meta:generator>LibreOffice/7.3.7.2$Linux_X86_64 LibreOffice_project/30$Build-2</meta:generator>
    <dc:date>2023-09-27T12:21:24.560142838</dc:date>
    <meta:editing-duration>PT1H34M10S</meta:editing-duration>
    <meta:editing-cycles>16</meta:editing-cycles>
    <meta:document-statistic meta:table-count="0" meta:image-count="11" meta:object-count="0" meta:page-count="11" meta:paragraph-count="0" meta:word-count="0" meta:character-count="0" meta:non-whitespace-character-count="0"/>
  </office:meta>
</office:document-meta>
</file>